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da96b" officeooo:paragraph-rsid="000da96b"/>
    </style:style>
    <style:style style:name="P2" style:family="paragraph" style:parent-style-name="Standard">
      <style:text-properties style:text-underline-style="solid" style:text-underline-width="auto" style:text-underline-color="font-color" officeooo:rsid="00144878" officeooo:paragraph-rsid="00144878"/>
    </style:style>
    <style:style style:name="P3" style:family="paragraph" style:parent-style-name="Standard">
      <style:text-properties style:text-underline-style="solid" style:text-underline-width="auto" style:text-underline-color="font-color" officeooo:rsid="0019b8ad" officeooo:paragraph-rsid="0019b8ad"/>
    </style:style>
    <style:style style:name="P4" style:family="paragraph" style:parent-style-name="Standard">
      <style:text-properties style:text-underline-style="none" officeooo:rsid="000da96b" officeooo:paragraph-rsid="000da96b"/>
    </style:style>
    <style:style style:name="P5" style:family="paragraph" style:parent-style-name="Standard">
      <style:text-properties style:text-underline-style="none" officeooo:rsid="000ef243" officeooo:paragraph-rsid="000ef243"/>
    </style:style>
    <style:style style:name="P6" style:family="paragraph" style:parent-style-name="Standard">
      <style:text-properties style:text-underline-style="none" officeooo:rsid="0010528b" officeooo:paragraph-rsid="0010528b"/>
    </style:style>
    <style:style style:name="P7" style:family="paragraph" style:parent-style-name="Standard">
      <style:text-properties style:text-underline-style="none" officeooo:rsid="00108590" officeooo:paragraph-rsid="00108590"/>
    </style:style>
    <style:style style:name="P8" style:family="paragraph" style:parent-style-name="Standard">
      <style:text-properties style:text-underline-style="none" officeooo:rsid="00112e61" officeooo:paragraph-rsid="00112e61"/>
    </style:style>
    <style:style style:name="P9" style:family="paragraph" style:parent-style-name="Standard">
      <style:text-properties style:text-underline-style="none" officeooo:rsid="0012d3b8" officeooo:paragraph-rsid="0012d3b8"/>
    </style:style>
    <style:style style:name="P10" style:family="paragraph" style:parent-style-name="Standard">
      <style:text-properties style:text-underline-style="none" officeooo:rsid="0012db67" officeooo:paragraph-rsid="0012db67"/>
    </style:style>
    <style:style style:name="P11" style:family="paragraph" style:parent-style-name="Standard">
      <style:text-properties style:text-underline-style="none" officeooo:rsid="00144878" officeooo:paragraph-rsid="00144878"/>
    </style:style>
    <style:style style:name="P12" style:family="paragraph" style:parent-style-name="Standard">
      <style:text-properties style:text-underline-style="none" officeooo:rsid="001646cc" officeooo:paragraph-rsid="001646cc"/>
    </style:style>
    <style:style style:name="P13" style:family="paragraph" style:parent-style-name="Standard">
      <style:text-properties style:text-underline-style="none" officeooo:rsid="0017bdce" officeooo:paragraph-rsid="0017bdce"/>
    </style:style>
    <style:style style:name="P14" style:family="paragraph" style:parent-style-name="Standard">
      <style:text-properties style:text-underline-style="none" officeooo:rsid="0019b8ad" officeooo:paragraph-rsid="0019b8ad"/>
    </style:style>
    <style:style style:name="P15" style:family="paragraph" style:parent-style-name="Standard">
      <style:text-properties style:text-underline-style="none" officeooo:rsid="001a4cff" officeooo:paragraph-rsid="001a4cff"/>
    </style:style>
    <style:style style:name="P16"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bde27" officeooo:paragraph-rsid="00112e61" style:font-size-asian="12pt" style:font-weight-asian="normal" style:font-size-complex="12pt" style:font-weight-complex="normal"/>
    </style:style>
    <style:style style:name="P17" style:family="paragraph" style:parent-style-name="Standard">
      <style:text-properties fo:font-size="12pt" style:text-underline-style="solid" style:text-underline-width="auto" style:text-underline-color="font-color" officeooo:rsid="001bc3cb" officeooo:paragraph-rsid="001bc3cb" style:font-size-asian="10.5pt" style:font-size-complex="12pt"/>
    </style:style>
    <style:style style:name="P18" style:family="paragraph" style:parent-style-name="Standard">
      <style:paragraph-properties fo:text-align="justify" style:justify-single-word="false"/>
      <style:text-properties fo:font-size="12pt" style:text-underline-style="none" fo:font-weight="normal" officeooo:rsid="001bde27" officeooo:paragraph-rsid="00112e61" style:font-size-asian="12pt" style:font-weight-asian="normal" style:font-size-complex="12pt" style:font-weight-complex="normal"/>
    </style:style>
    <style:style style:name="P19" style:family="paragraph" style:parent-style-name="Standard">
      <style:text-properties fo:font-size="12pt" style:text-underline-style="none" officeooo:rsid="001bc3cb" officeooo:paragraph-rsid="001bc3cb" style:font-size-asian="10.5pt" style:font-size-complex="12pt"/>
    </style:style>
    <style:style style:name="P20" style:family="paragraph" style:parent-style-name="Standard">
      <style:text-properties fo:font-size="14pt" style:text-underline-style="solid" style:text-underline-width="auto" style:text-underline-color="font-color" officeooo:rsid="000da96b" officeooo:paragraph-rsid="000da96b" style:font-size-asian="14pt" style:font-size-complex="14pt"/>
    </style:style>
    <style:style style:name="P21" style:family="paragraph" style:parent-style-name="Standard">
      <style:text-properties fo:font-size="13pt" style:text-underline-style="solid" style:text-underline-width="auto" style:text-underline-color="font-color" officeooo:rsid="000da96b" officeooo:paragraph-rsid="000da96b" style:font-size-asian="13pt" style:font-size-complex="13pt"/>
    </style:style>
    <style:style style:name="P22" style:family="paragraph" style:parent-style-name="Standard">
      <style:text-properties fo:font-size="13pt" style:text-underline-style="solid" style:text-underline-width="auto" style:text-underline-color="font-color" officeooo:rsid="001bc3cb" officeooo:paragraph-rsid="001bc3cb" style:font-size-asian="13pt" style:font-size-complex="13pt"/>
    </style:style>
    <style:style style:name="P23" style:family="paragraph" style:parent-style-name="Standard">
      <style:text-properties fo:font-size="13pt" style:text-underline-style="solid" style:text-underline-width="auto" style:text-underline-color="font-color" officeooo:rsid="001bc3cb" officeooo:paragraph-rsid="001bc3cb" style:font-size-asian="11.3500003814697pt" style:font-size-complex="13pt"/>
    </style:style>
    <style:style style:name="T1" style:family="text">
      <style:text-properties officeooo:rsid="000da96b"/>
    </style:style>
    <style:style style:name="T2" style:family="text">
      <style:text-properties officeooo:rsid="00108590"/>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officeooo:rsid="00112e61"/>
    </style:style>
    <style:style style:name="T6" style:family="text">
      <style:text-properties officeooo:rsid="0012d3b8"/>
    </style:style>
    <style:style style:name="T7" style:family="text">
      <style:text-properties officeooo:rsid="00144878"/>
    </style:style>
    <style:style style:name="T8" style:family="text">
      <style:text-properties officeooo:rsid="0017bdce"/>
    </style:style>
    <style:style style:name="T9" style:family="text">
      <style:text-properties officeooo:rsid="0017d3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PREGUNTAS REPASO PEC1</text:p>
      <text:p text:style-name="P21"/>
      <text:p text:style-name="P22">TEMA 1</text:p>
      <text:p text:style-name="P1"/>
      <text:p text:style-name="P1">Definició economia.</text:p>
      <text:p text:style-name="P4"/>
      <text:p text:style-name="P5">Lucha por la subsistencia de la sociedad. Estudio de lo que hacemos para vivir mejor y ser más felices.</text:p>
      <text:p text:style-name="P5">Disciplina que estudia el comportamiento humano como una relación entre fines y medios escasos.</text:p>
      <text:p text:style-name="P4">Se basa en la escasez: ante necesidades y deseos ilimitados, contamos con recursos limitados para satisfacerlos. Se centra en la gestión adecuada de los recursos.</text:p>
      <text:p text:style-name="P4"/>
      <text:p text:style-name="P1">Diferència entre Economia i Política Econòmica.</text:p>
      <text:p text:style-name="P4"/>
      <text:p text:style-name="P9">La política económica es más práctica de la economía, son las medidas que aplica el Estado para controlar el crecimiento económico de un país.</text:p>
      <text:p text:style-name="P4"/>
      <text:p text:style-name="P1">Economia positiva (Teoria econòmica) i economia normativa (Política econòmica).</text:p>
      <text:p text:style-name="P1"/>
      <text:p text:style-name="P4">La teoría económica describe cómo satisfacemos nuestras necesidades (objetiva), mientras que la política económica describe cómo deberíamos satisfacerlas para gestionar nuestros escasos recursos (subjetiva).</text:p>
      <text:p text:style-name="P1">Objectius genèrics de política econòmica.</text:p>
      <text:p text:style-name="P1"/>
      <text:p text:style-name="P4">Pleno empleo, distribución equitativa de la renta y productividad, <text:span text:style-name="T5">ino inflaciones, correcto estado de los mercados financieros.</text:span></text:p>
      <text:p text:style-name="P4"/>
      <text:p text:style-name="P1">Krugman i els objectius de la política econòmica.</text:p>
      <text:p text:style-name="P4"/>
      <text:p text:style-name="P8">Productividad, distribución del dinero y el desempleo.</text:p>
      <text:p text:style-name="P8"/>
      <text:p text:style-name="P1">Instruments de política econòmica.</text:p>
      <text:p text:style-name="P1"/>
      <text:p text:style-name="P6"><text:span text:style-name="T3">Indirectos:</text:span> Política fiscal (impuestos/gasto público), política monetaria (impresión de dinero, <text:span text:style-name="T2">tipos de interés, inversiones y préstamos), tipos de cambio.</text:span></text:p>
      <text:p text:style-name="P6"/>
      <text:p text:style-name="P7"><text:span text:style-name="T3">Directos:</text:span> Nacionalización/privatización de empresas, créditos y subvenciones.</text:p>
      <text:p text:style-name="P7"/>
      <text:p text:style-name="P1">Agents de la política econòmica</text:p>
      <text:p text:style-name="P1"/>
      <text:p text:style-name="P8">Partidos políticos, empresas, sindicatos y la opinión pública.</text:p>
      <text:p text:style-name="P4"/>
      <text:p text:style-name="P1">Definició d’atur.</text:p>
      <text:p text:style-name="P1"/>
      <text:p text:style-name="P9">Situación de una persona sin empleo.</text:p>
      <text:p text:style-name="P4"/>
      <text:p text:style-name="P1">Per què és dolent que hi hagi atur?</text:p>
      <text:p text:style-name="P1"/>
      <text:p text:style-name="P7">Porque es un desperdicio muy grande que haya gente capaz de trabajar y producir que no lo haga.</text:p>
      <text:p text:style-name="P1">Definició de depressió.</text:p>
      <text:p text:style-name="P1"/>
      <text:p text:style-name="P7">Periodo amplio de desempleo masivo y exceso de capacidad instalada (potencial de producción).</text:p>
      <text:p text:style-name="P7"><text:soft-page-break/>Bajo nivel de demanda en relación con la capacidad productiva.</text:p>
      <text:p text:style-name="P7"/>
      <text:p text:style-name="P1">Definició de recessió.</text:p>
      <text:p text:style-name="P1"/>
      <text:p text:style-name="P7">Movimiento cíclico descendiente de la economía durante al menos 6 meses de continua disminución del PIB, <text:span text:style-name="T1">reduciéndose la producción y el comercio.</text:span></text:p>
      <text:p text:style-name="P4"/>
      <text:p text:style-name="P1">Definició de població activa.</text:p>
      <text:p text:style-name="P1"/>
      <text:p text:style-name="P8">Personas mayores de 16 años capaces física y mentalmente para trabajar, que poseen empleo o lo están buscando.</text:p>
      <text:p text:style-name="P8"/>
      <text:p text:style-name="P1">Definició de població ocupada.</text:p>
      <text:p text:style-name="P1"/>
      <text:p text:style-name="P8">Subconjunto de la población activa que ya posee trabajo.</text:p>
      <text:p text:style-name="P8"/>
      <text:p text:style-name="P1">Definició de població inactiva.</text:p>
      <text:p text:style-name="P1"/>
      <text:p text:style-name="P8">Personas mayores de 16 años que no tienen trabajo ni lo están buscando.</text:p>
      <text:p text:style-name="P8"/>
      <text:p text:style-name="P1">Definició d’aturat.</text:p>
      <text:p text:style-name="P1"/>
      <text:p text:style-name="P4">Una persona está en paro si cuenta con la capacidad legal para trabajar, busca trabajo y no lo encuentra.</text:p>
      <text:p text:style-name="P4"/>
      <text:p text:style-name="P1">Concepte de plena ocupació.</text:p>
      <text:p text:style-name="P1"/>
      <text:p text:style-name="P5">Que todos aquellos en edad para trabajar (población activa) tuvieran trabajo (no significa 0% de paro).</text:p>
      <text:p text:style-name="P5"/>
      <text:p text:style-name="P1">Concepte de taxa d’atur.</text:p>
      <text:p text:style-name="P1"/>
      <text:p text:style-name="P8">Porcentaje que representa una relación entre la población en paro y la población activa.</text:p>
      <text:p text:style-name="P8"/>
      <text:p text:style-name="P1">Concepte de taxa d’activitat.</text:p>
      <text:p text:style-name="P1"/>
      <text:p text:style-name="P8">El inverso de la tasa de paro, es decir, la población con empleo dividido entre la población activa.</text:p>
      <text:p text:style-name="P8"/>
      <text:p text:style-name="P1">Tipus d’atur.</text:p>
      <text:p text:style-name="P1"/>
      <text:p text:style-name="P16">Cíclico:<text:span text:style-name="T4"> Desempleo ocasionado por las </text:span>fluctuaciones económicas<text:span text:style-name="T4"> (recesiones, depresiones).</text:span></text:p>
      <text:p text:style-name="P18"/>
      <text:p text:style-name="P16">Estructural:<text:span text:style-name="T4"> Cuando la l</text:span>ocalización y los conocimientos del trabajador no se ajustan a los trabajos disponibles<text:span text:style-name="T4"> (ej: granjero buscando trabajo en una gran ciudad, oficinista buscando trabajo en un pueblo).</text:span></text:p>
      <text:p text:style-name="P18"/>
      <text:p text:style-name="P16">Friccional:<text:span text:style-name="T4"> Asociado a la gente que </text:span>busca su primer empleo<text:span text:style-name="T4">, o que </text:span>deja el que tiene para buscar otro.</text:p>
      <text:p text:style-name="P18"/>
      <text:p text:style-name="P16">Estacional:<text:span text:style-name="T4"> Dependiente de los </text:span>factores climatológicos<text:span text:style-name="T4"> (ej: camareros en verano, profesores de esquí en invierno).</text:span></text:p>
      <text:p text:style-name="P16"><text:span text:style-name="T4"/></text:p>
      <text:p text:style-name="P1"><text:soft-page-break/>Diferències entre SEPE i EPA. Quina de les dues s’utilitza per fer comparacions a nivell</text:p>
      <text:p text:style-name="P1">internacional.</text:p>
      <text:p text:style-name="P9">La SEPE recoge los datos del paro registrado en el INEM, y la EPA es una encuesta a aquellas personas mayores de 16 años que buscan empleo. La SEPE sólo contempla a aquellas personas inscritas que quieran un trabajo cuanto antes. Eso sí que lo incluye la EPA. Por eso hay incongruencias en los números</text:p>
      <text:p text:style-name="P8">La EPA <text:span text:style-name="T6">es más fiable por este motivo.</text:span></text:p>
      <text:p text:style-name="P8"/>
      <text:p text:style-name="P1">Definició d’ inflació</text:p>
      <text:p text:style-name="P1"/>
      <text:p text:style-name="P9">Aumento sostenido del precio de los productos.</text:p>
      <text:p text:style-name="P9"/>
      <text:p text:style-name="P1">Definició de deflació.</text:p>
      <text:p text:style-name="P1"/>
      <text:p text:style-name="P9">Descenso sostenido del precio de los productos.</text:p>
      <text:p text:style-name="P1"/>
      <text:p text:style-name="P1">Efectes negatius d’una deflació.</text:p>
      <text:p text:style-name="P1"/>
      <text:p text:style-name="P9">Entrada en una espiral deflacionista: debido a que los precios bajan, la gente deja de comprar y retrasa sus compras lo máximo posible. Esto provoca que los vendedores dejen de ganar dinero con sus ventas, lo cual hace que dejen de comprar esos productos, y hace bajar la producción.</text:p>
      <text:p text:style-name="P1"/>
      <text:p text:style-name="P1">És dolent que hi hagi inflació?</text:p>
      <text:p text:style-name="P1"/>
      <text:p text:style-name="P9">No es malo si anualmente es del 1-2%, de esta forma se pueden ajustar las subidas de precio sin afectar a la tasa de ocupación subiendo los salarios un poco.</text:p>
      <text:p text:style-name="P4"/>
      <text:p text:style-name="P1">Definició d’inflació interanual.</text:p>
      <text:p text:style-name="P1"/>
      <text:p text:style-name="P10">Medida de la inflación de los últimos 12 meses.</text:p>
      <text:p text:style-name="P10"/>
      <text:p text:style-name="P1">Definició d’inflació subjacent.</text:p>
      <text:p text:style-name="P1"/>
      <text:p text:style-name="P10">Reflejada por el IPC, marca un aumento del precio de los productos en general, sin tener en cuenta los energéticos ni los alimentos sin elaborar, ya que su precio fluctúa por causas externas.</text:p>
      <text:p text:style-name="P10"/>
      <text:p text:style-name="P1">Definició d’hiperinflació.</text:p>
      <text:p text:style-name="P1"/>
      <text:p text:style-name="P10">Inflación del orden del 100%, 1000%, o más.</text:p>
      <text:p text:style-name="P10"/>
      <text:p text:style-name="P1">Efectes negatius d’una hiperinflació.</text:p>
      <text:p text:style-name="P1"/>
      <text:p text:style-name="P10">El dinero pierde valor de compra rápidamente, la gente compra masivamente y se genera escasez.</text:p>
      <text:p text:style-name="P10">Fuga de capitales del país como método de protección.</text:p>
      <text:p text:style-name="P10">Sustitución de la divisa autóctona como método de pago por otras extranjeras.</text:p>
      <text:p text:style-name="P10">El precio de los productos ya no refleja la situación de mercado.</text:p>
      <text:p text:style-name="P10"/>
      <text:p text:style-name="P1">Definició d’inflació de demanda.</text:p>
      <text:p text:style-name="P1"/>
      <text:p text:style-name="P10">Cuando aumenta la demanda general de bienes sin que el sector productivo pueda adaptarse.</text:p>
      <text:p text:style-name="P10"/>
      <text:p text:style-name="P1">Definició d’inflació d’oferta.</text:p>
      <text:p text:style-name="P1"><text:soft-page-break/></text:p>
      <text:p text:style-name="P10">Cuando aumenta el costo de la mano de obra o el de las materias primas. El aumento del coste de producción lleva al aumento de los precios de los productos.</text:p>
      <text:p text:style-name="P10"/>
      <text:p text:style-name="P1">Definició de l’IPC.</text:p>
      <text:p text:style-name="P1"/>
      <text:p text:style-name="P10">Índice de Precios al Consumo. <text:span text:style-name="T7">Representa el precio del conjunto de bienes y servicios de un país.</text:span></text:p>
      <text:p text:style-name="P10"/>
      <text:p text:style-name="P1">Definició IPC harmonitzat.</text:p>
      <text:p text:style-name="P1"/>
      <text:p text:style-name="P11">Medida similar al IPC pero orientado a comparar el precio de los productos en España con los de otros países de la UE, para respetar el Tratado de Maastricht.</text:p>
      <text:p text:style-name="P1"/>
      <text:p text:style-name="P1">Càlcul de l’IPC.</text:p>
      <text:p text:style-name="P1"/>
      <text:p text:style-name="P11">Mediante 2 variantes, la cesta de la compra del año en cuestión y los datos del año base. Matemáticamente se calcula mediante Laspeyres encadenado</text:p>
      <text:p text:style-name="P2">IPC = (Precios nuevos*cantidades nuevas)/(Precios anteriores*cantidades anteriores)</text:p>
      <text:p text:style-name="P1"/>
      <text:p text:style-name="P1">Principals grups de l’IPC.</text:p>
      <text:p text:style-name="P1"/>
      <text:p text:style-name="P11">1. Alimentación y bebidas no alcohólicas</text:p>
      <text:p text:style-name="P11">2. Bebidas alcohólicas y tabaco</text:p>
      <text:p text:style-name="P11">3. Vestido y calzado</text:p>
      <text:p text:style-name="P11">4. Vivienda</text:p>
      <text:p text:style-name="P11">5. Menaje</text:p>
      <text:p text:style-name="P11">6. Sanidad</text:p>
      <text:p text:style-name="P11">7. Transporte</text:p>
      <text:p text:style-name="P11">8. Comunicaciones</text:p>
      <text:p text:style-name="P11">9. Ocio y cultura</text:p>
      <text:p text:style-name="P11">10. Enseñanza</text:p>
      <text:p text:style-name="P11">11. Hostelería</text:p>
      <text:p text:style-name="P11">12. Otros</text:p>
      <text:p text:style-name="P4"/>
      <text:p text:style-name="P1">Tipus d’interès reals negatius.</text:p>
      <text:p text:style-name="P1"/>
      <text:p text:style-name="P12">Rentabilidad nominal de un activo descontando la pérdida de valor a causa de la inflación.</text:p>
      <text:p text:style-name="P12">Los nominales son siempre negativos, y los reales pueden llegar a ser negativos si la tasa de inflación supera el tipo de interés acordado entre un prestamista y el tomador del préstamo.</text:p>
      <text:p text:style-name="P12"/>
      <text:p text:style-name="P12">TIN &lt; pi → TIR = ((1+TIN)/(1+pi ))-1 &lt; 0</text:p>
      <text:p text:style-name="P4"/>
      <text:p text:style-name="P1">Definició d’estagflació.</text:p>
      <text:p text:style-name="P1"/>
      <text:p text:style-name="P12">Combina recesión e inflación. El alza de precios, el aumento del desempleo y el estancamiento económico suceden simultáneamente, llevando a una crisis.</text:p>
      <text:p text:style-name="P12"/>
      <text:p text:style-name="P1">Concepte de creixement econòmic.</text:p>
      <text:p text:style-name="P1"/>
      <text:p text:style-name="P12">Aumento de la producción de bienes y servicios (aumento del PIB). Cuanto más crecimiento, más empresas, y cuantas más empresas, menos paro. </text:p>
      <text:p text:style-name="P12"><text:soft-page-break/>Viene acompañado de externalidades negativas (contaminación, salud mental y física de los trabajadores…).</text:p>
      <text:p text:style-name="P1">Concepte distribució equitativa de la Renda.</text:p>
      <text:p text:style-name="P1"/>
      <text:p text:style-name="P12">Cada factor de la producción dependerá del valor que pueda generar. Determinado por su productividad y el precio de los bienes y servicios que produce.</text:p>
      <text:p text:style-name="P12"/>
      <text:p text:style-name="P1">Funció de Lorenz. Coeficient de Gini.</text:p>
      <text:p text:style-name="P1"/>
      <text:p text:style-name="P12">Representación gráfica de la distribución de la renta. EjeX = Población; EjeY = Ingresos.</text:p>
      <text:p text:style-name="P12">Eje 45º = Igualdad. X% recibe X%. Utópico e imposible.</text:p>
      <text:p text:style-name="P12">Curva de Lorenz <text:span text:style-name="T8">refleja la distribución relativa.</text:span></text:p>
      <text:p text:style-name="P13">Coeficiente de Gini: Mide la desigualdad.</text:p>
      <text:p text:style-name="P13"/>
      <text:p text:style-name="P1">Concepte d’eficiència.</text:p>
      <text:p text:style-name="P1"/>
      <text:p text:style-name="P13">Obtención de máximo beneficio en relación a la producción de un país.</text:p>
      <text:p text:style-name="P13"/>
      <text:p text:style-name="P1">Demanda i Oferta.</text:p>
      <text:p text:style-name="P1"/>
      <text:p text:style-name="P13">La oferta nos informa de la cantidad de vendedores dispuestos a ofrecer un producto a diferentes precios posibles. </text:p>
      <text:p text:style-name="P13">La demanda nos dice las ganas que tiene la gente de comprar un artículo a un precio dado. Cuanto más baje el precio, más gente querrá comprarlo.</text:p>
      <text:p text:style-name="P13"/>
      <text:p text:style-name="P13">Si mucha gente quiere un producto, su precio sube.</text:p>
      <text:p text:style-name="P13">El punto de equilibrio <text:span text:style-name="T9">indica que las ganas de comprar son las mismas que las ganas de vender. No habrá ni excedentes ni falta de demanda.</text:span></text:p>
      <text:p text:style-name="P4"/>
      <text:p text:style-name="P1">Per què la funció d’oferta té pendent positiva?</text:p>
      <text:p text:style-name="P1"/>
      <text:p text:style-name="P13">Cuanto más caro sea un producto, más gente querrá venderlo (para que sea rentable, tiene que cubrir el coste de producción).</text:p>
      <text:p text:style-name="P13"/>
      <text:p text:style-name="P1">Objectius conflictius i objectius complementaris.</text:p>
      <text:p text:style-name="P1"/>
      <text:p text:style-name="P14"><text:span text:style-name="T3">Objetivos complementarios:</text:span> Si la persecución de uno implicará la obtención del otro.</text:p>
      <text:p text:style-name="P14"><text:span text:style-name="T3">Objetivos conflictivos:</text:span> Si la obtención de uno perjudicará a la obtención del otro.</text:p>
      <text:p text:style-name="P1"/>
      <text:p text:style-name="P1">Claus de la competitivitat (Lectura).</text:p>
      <text:p text:style-name="P1"/>
      <text:p text:style-name="P14">1. No existe un vínculo directo entre las mejores de los precios y costes relativos de una economía y su competitividad.</text:p>
      <text:p text:style-name="P14">2. La competitividad está estrechamente relacionada con la productividad. Determina la capacidad de crecimiento a largo plazo de una economía.</text:p>
      <text:p text:style-name="P14">3. La competitividad es un concepto dinámico. Como cada vez se especializa más, la competitividad varia. Antes unos países considerados emergentes ya no lo son.</text:p>
      <text:p text:style-name="P14">4. Si un país tiene salarios relativos bajos, normalmente se debe a que su productividad también lo es.</text:p>
      <text:p text:style-name="P14">5. No todos los empleos de una economía compiten globalmente.</text:p>
      <text:p text:style-name="P15">6. No es necesario que la fuerza laboral esté especializada para competir (especialmente en ciencias o matemáticas).</text:p>
      <text:p text:style-name="P15"><text:soft-page-break/>7. La competencia internacional no suma 0 (si una empresa gana, la otra no pierde y desaparece).</text:p>
      <text:p text:style-name="P15">8. La globalización y la competitividad no llevan a la reducción del Estado del bienestar.</text:p>
      <text:p text:style-name="P1"/>
      <text:p text:style-name="P1">Productivitat</text:p>
      <text:p text:style-name="P1"/>
      <text:p text:style-name="P14">Índice económico que relaciona la producción con los recursos empleados</text:p>
      <text:p text:style-name="P14"/>
      <text:p text:style-name="P3">PR = producción/recursos</text:p>
      <text:p text:style-name="P3"/>
      <text:p text:style-name="P23">TEMA 2</text:p>
      <text:p text:style-name="P17"/>
      <text:p text:style-name="P17">Què es el bescanvi?</text:p>
      <text:p text:style-name="P17"/>
      <text:p text:style-name="P19">Es el cambio de un bien o servicio por otro bien o servicio, típico de sociedades primitivas.</text:p>
      <text:p text:style-name="P19"/>
      <text:p text:style-name="P17">Per què no funciona el bescanvi en una economia dinàmica?</text:p>
      <text:p text:style-name="P17"/>
      <text:p text:style-name="P19">Necesita coincidencia de necesidades en tiempo y espacio, es indivisible y no distingue entre comprador y vendedor.</text:p>
      <text:p text:style-name="P17"/>
      <text:p text:style-name="P17">L’especialització i l’eficiència.</text:p>
      <text:p text:style-name="P17"/>
      <text:p text:style-name="P17"/>
      <text:p text:style-name="P17">L’especialització i la necessitat d’intercanvi.</text:p>
      <text:p text:style-name="P17"/>
      <text:p text:style-name="P17"/>
      <text:p text:style-name="P17">Quin paper juga el diner en l’intercanvi.</text:p>
      <text:p text:style-name="P17"/>
      <text:p text:style-name="P17"/>
      <text:p text:style-name="P17">El flux circular de la renda.</text:p>
      <text:p text:style-name="P17"/>
      <text:p text:style-name="P17"/>
      <text:p text:style-name="P17">Característiques d’un sistema monetari.</text:p>
      <text:p text:style-name="P17"/>
      <text:p text:style-name="P17"/>
      <text:p text:style-name="P17">Problemes del sistema monetari en un camp de presoners.</text:p>
      <text:p text:style-name="P17"/>
      <text:p text:style-name="P17"/>
      <text:p text:style-name="P17">Relacions entre diners, béns i serveis.</text:p>
      <text:p text:style-name="P17"/>
      <text:p text:style-name="P17"/>
      <text:p text:style-name="P17">En què està recolzada una moneda?</text:p>
      <text:p text:style-name="P17"/>
      <text:p text:style-name="P17"/>
      <text:p text:style-name="P17">Quina relació hi ha entre els béns i serveis que produeix un país i la quantitat de diner que</text:p>
      <text:p text:style-name="P17">circula en aquest?</text:p>
      <text:p text:style-name="P17"/>
      <text:p text:style-name="P17"/>
      <text:p text:style-name="P17">La creació de diner per part dels bancs.</text:p>
      <text:p text:style-name="P17"/>
      <text:p text:style-name="P17"/>
      <text:p text:style-name="P17">Llei de Gresham.</text:p>
      <text:p text:style-name="P17"><text:soft-page-break/></text:p>
      <text:p text:style-name="P17"/>
      <text:p text:style-name="P17">Què passaria si ens dupliquéssim els nostres sous? (Cas)</text:p>
      <text:p text:style-name="P17">Què passaria si baixéssim a la meitat els nostres sous? (Cas)</text:p>
      <text:p text:style-name="P17"/>
      <text:p text:style-name="P17"/>
      <text:p text:style-name="P17">És possible el Pla Forza Gomoné? (ca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1T18:07:23.576947711</meta:creation-date>
    <dc:date>2021-03-01T21:38:20.161449908</dc:date>
    <meta:editing-duration>PT32M9S</meta:editing-duration>
    <meta:editing-cycles>5</meta:editing-cycles>
    <meta:generator>LibreOffice/6.4.6.2$Linux_X86_64 LibreOffice_project/40$Build-2</meta:generator>
    <meta:document-statistic meta:table-count="0" meta:image-count="0" meta:object-count="0" meta:page-count="7" meta:paragraph-count="154" meta:word-count="1647" meta:character-count="10410" meta:non-whitespace-character-count="8915"/>
  </office:meta>
</office:document-meta>
</file>